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fo:font-size="13.6999998092651pt" officeooo:rsid="0002ef90" officeooo:paragraph-rsid="0002ef90" style:font-size-asian="12pt" style:font-size-complex="13.6999998092651pt"/>
    </style:style>
    <style:style style:name="P2" style:family="paragraph" style:parent-style-name="Standard" style:list-style-name="L1">
      <style:text-properties fo:font-size="13.6999998092651pt" officeooo:rsid="0002ef90" officeooo:paragraph-rsid="0002ef90" style:font-size-asian="12pt" style:font-size-complex="13.6999998092651pt"/>
    </style:style>
    <style:style style:name="P3" style:family="paragraph" style:parent-style-name="Standard" style:list-style-name="L1">
      <style:text-properties fo:font-size="13.6999998092651pt" officeooo:rsid="0002ef90" officeooo:paragraph-rsid="0002ef90" style:font-size-asian="10pt" style:font-size-complex="13.699999809265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背景文件大綱</text:p>
      <text:list xml:id="list1847098614" text:style-name="L1">
        <text:list-item>
          <text:p text:style-name="P2">特殊保障措施</text:p>
          <text:list>
            <text:list-item>
              <text:p text:style-name="P2">特殊保障措施的定義、意義</text:p>
            </text:list-item>
            <text:list-item>
              <text:p text:style-name="P2">中國當時所面臨的狀況、與美國的態度</text:p>
            </text:list-item>
            <text:list-item>
              <text:p text:style-name="P2">與“保障措施”的區分</text:p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9T14:29:02.991890059</meta:creation-date>
    <dc:date>2021-05-19T14:32:28.435036003</dc:date>
    <meta:editing-duration>PT3M26S</meta:editing-duration>
    <meta:editing-cycles>1</meta:editing-cycles>
    <meta:generator>LibreOffice/7.1.3.2$Linux_X86_64 LibreOffice_project/12a8e3cbd24a3757385a302d290655d4f3c7ebf1</meta:generator>
    <meta:document-statistic meta:table-count="0" meta:image-count="0" meta:object-count="0" meta:page-count="1" meta:paragraph-count="6" meta:word-count="56" meta:character-count="61" meta:non-whitespace-character-count="61"/>
  </office:meta>
</office:document-meta>
</file>